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5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P6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/>
    </style:style>
    <style:style style:name="T3" style:family="text">
      <style:text-properties style:font-name="Times New Roman" fo:font-size="14pt" fo:language="en" fo:country="US" officeooo:rsid="00159411"/>
    </style:style>
    <style:style style:name="T4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5" style:family="text">
      <style:text-properties officeooo:rsid="00134d47"/>
    </style:style>
    <style:style style:name="T6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Отчет по лабораторной работе №</text:span><text:span text:style-name="T3">2</text:span></text:p>
      <text:p text:style-name="P2">По дисциплине «Программирование <text:span text:style-name="T5">криптографических алгоритмов</text:span>»</text:p>
      <text:p text:style-name="P3"><text:span text:style-name="T1">Тема: «</text:span><text:span text:style-name="T4">Арифметические операции с большими целыми числами</text:span><text:span text:style-name="T1">»</text:span></text:p>
      <text:p text:style-name="P6"/>
      <text:p text:style-name="P3"/>
      <text:p text:style-name="P3"/>
      <text:p text:style-name="P3"/>
      <text:p text:style-name="P3"/>
      <text:p text:style-name="P2"/>
      <text:p text:style-name="P4">Выполнил: <text:span text:style-name="T6">Авдеев Н. Н</text:span>.,</text:p>
      <text:p text:style-name="P5">студент 1 курса <text:span text:style-name="T6">магистратуры</text:span>, группы <text:span text:style-name="T6">КФА МКМ</text:span>.</text:p>
      <text:p text:style-name="P4">Проверил: <text:span text:style-name="T6">к. ф.-м.н., доц. Завгородний М.Г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5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4-09T19:26:53.387448939</dc:date>
    <meta:editing-duration>PT3H52M56S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3" meta:character-count="346" meta:non-whitespace-character-count="312"/>
  </office:meta>
</office:document-meta>
</file>